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egg-cyc-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gg-cyc-3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egg-cyc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gg-cyc-6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egg-cyc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gg-cyc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gg-cyc-9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egg-cyc-10</text:p>
          </table:table-cell>
          <table:table-cell office:value-type="float" office:value="1050000" calcext:value-type="float">
            <text:p>10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23T21:23:48.653593771</dc:date>
    <meta:editing-duration>PT7H3M5S</meta:editing-duration>
    <meta:editing-cycles>10</meta:editing-cycles>
    <meta:generator>LibreOffice/7.3.7.2$Linux_X86_64 LibreOffice_project/30$Build-2</meta:generator>
    <meta:document-statistic meta:table-count="1" meta:cell-count="22" meta:object-count="0"/>
  </office:meta>
</office:document-meta>
</file>